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FactoryBean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FactoryBean.setConsumer( String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FactoryBean.get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FactoryBean.is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FactoryBean.get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FactoryBean.setTopic( String to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FactoryBean.setXpath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FactoryBean.getObj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ubscribeFactoryBean.setRaw( boolean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